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1676ff"/>
    </style:style>
    <style:style style:name="T5" style:family="text">
      <style:text-properties style:text-underline-style="none" officeooo:rsid="002dbf74"/>
    </style:style>
    <style:style style:name="T6" style:family="text">
      <style:text-properties style:text-underline-style="none" officeooo:rsid="0024c5a3"/>
    </style:style>
    <style:style style:name="T7" style:family="text">
      <style:text-properties style:text-underline-style="none" officeooo:rsid="0040f9da"/>
    </style:style>
    <style:style style:name="T8" style:family="text">
      <style:text-properties style:text-underline-style="none" officeooo:rsid="0040f9da" loext:padding="0cm" loext:border="none"/>
    </style:style>
    <style:style style:name="T9" style:family="text">
      <style:text-properties style:text-underline-style="none" officeooo:rsid="0045d58c"/>
    </style:style>
    <style:style style:name="T10" style:family="text">
      <style:text-properties style:text-underline-style="none" officeooo:rsid="004d772a"/>
    </style:style>
    <style:style style:name="T11" style:family="text">
      <style:text-properties style:text-underline-style="none" officeooo:rsid="004d772a" loext:padding="0cm" loext:border="none"/>
    </style:style>
    <style:style style:name="T12" style:family="text">
      <style:text-properties style:text-underline-style="none" officeooo:rsid="00560495"/>
    </style:style>
    <style:style style:name="T13" style:family="text">
      <style:text-properties style:text-underline-style="none" officeooo:rsid="0057c8fa"/>
    </style:style>
    <style:style style:name="T14" style:family="text">
      <style:text-properties style:text-underline-style="none" officeooo:rsid="0057c8fa" loext:padding="0cm" loext:border="none"/>
    </style:style>
    <style:style style:name="T15" style:family="text">
      <style:text-properties officeooo:rsid="0020dc2e"/>
    </style:style>
    <style:style style:name="T16" style:family="text">
      <style:text-properties officeooo:rsid="00217616"/>
    </style:style>
    <style:style style:name="T17" style:family="text">
      <style:text-properties officeooo:rsid="00265c1b"/>
    </style:style>
    <style:style style:name="T18" style:family="text">
      <style:text-properties officeooo:rsid="0028d42a"/>
    </style:style>
    <style:style style:name="T19" style:family="text">
      <style:text-properties fo:color="#000000" loext:opacity="100%" style:text-underline-style="none" officeooo:rsid="00503343" fo:background-color="#ffffff" loext:char-shading-value="0"/>
    </style:style>
    <style:style style:name="T20" style:family="text">
      <style:text-properties officeooo:rsid="00438e8a"/>
    </style:style>
    <style:style style:name="T21" style:family="text">
      <style:text-properties officeooo:rsid="0051b0ae"/>
    </style:style>
    <style:style style:name="T22" style:family="text">
      <style:text-properties officeooo:rsid="00560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1">0</text:span><text:span text:style-name="T22">4</text:span>/0<text:span text:style-name="T21">6</text:span>/2024 de <text:span text:style-name="T22">8</text:span><text:span text:style-name="T18">h</text:span><text:span text:style-name="T22">30</text:span><text:span text:style-name="T15"> </text:span>à <text:span text:style-name="T17">1</text:span><text:span text:style-name="T22">1</text:span><text:span text:style-name="T16">h</text:span><text:span text:style-name="T20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4"> </text:span><text:span text:style-name="T3">Alexis : </text:span><text:span text:style-name="T12">regarde pour améliorer</text:span><text:span text:style-name="T3"> l’application </text:span><text:span text:style-name="T13">1</text:span><text:span text:style-name="T3"> </text:span><text:span text:style-name="T5">(</text:span><text:span text:style-name="T14">suppression des aliments de la grille</text:span><text:span text:style-name="T5">)</text:span></text:p>
      <text:p text:style-name="P5"><text:span text:style-name="T3"><text:tab/><text:tab/>Romain L : travaille l’application </text:span><text:span text:style-name="T7">2</text:span><text:span text:style-name="T3"> </text:span><text:span text:style-name="T8">(</text:span><text:span text:style-name="T11">Dijkstra </text:span><text:span text:style-name="T14">qui peut se faire plusieurs fois</text:span><text:span text:style-name="T8">)</text:span></text:p>
      <text:p text:style-name="P4"><text:span text:style-name="T3"><text:tab/><text:tab/>Romain S : </text:span><text:span text:style-name="T12">commence</text:span><text:span text:style-name="T10"> la Documentation de l’application </text:span><text:span text:style-name="T12">2</text:span><text:span text:style-name="T6">(</text:span></text:p>
      <text:p text:style-name="P4"><text:span text:style-name="T19">finir documentation appli 1</text:span><text:span text:style-name="T9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6-04T11:14:10.300000000</dc:date>
    <meta:editing-duration>PT3H48M5S</meta:editing-duration>
    <meta:editing-cycles>4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58" meta:character-count="392" meta:non-whitespace-character-count="328"/>
  </office:meta>
</office:document-meta>
</file>